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6cm" style:rel-column-width="16424*"/>
    </style:style>
    <style:style style:name="Tabelle1.B" style:family="table-column">
      <style:table-column-properties style:column-width="8.495cm" style:rel-column-width="32747*"/>
    </style:style>
    <style:style style:name="Tabelle1.C" style:family="table-column">
      <style:table-column-properties style:column-width="4.246cm" style:rel-column-width="1636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Times New Roman" fo:font-size="10pt" style:font-size-asian="10pt" style:font-size-complex="10pt"/>
    </style:style>
    <style:style style:name="P3" style:family="paragraph" style:parent-style-name="Standard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Times New Roman" fo:font-size="10pt" style:font-size-asian="10pt" style:font-size-complex="10pt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>
      <style:paragraph-properties fo:margin-left="0cm" fo:margin-right="0cm" fo:text-indent="0cm" style:auto-text-indent="false"/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Times New Roman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Times New Roman" fo:font-size="10pt" style:font-size-asian="10pt" style:font-size-complex="10pt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Technikerschule Erlangen</text:p>
          </table:table-cell>
          <table:table-cell table:style-name="Tabelle1.A1" office:value-type="string">
            <text:p text:style-name="P1">Thema: <text:s/>Javascript Einführung</text:p>
          </table:table-cell>
          <table:table-cell table:style-name="Tabelle1.C1" office:value-type="string">
            <text:p text:style-name="P1">Datum:</text:p>
          </table:table-cell>
        </table:table-row>
        <table:table-row>
          <table:table-cell table:style-name="Tabelle1.A2" office:value-type="string">
            <text:p text:style-name="P1">Internet Technologie</text:p>
          </table:table-cell>
          <table:table-cell table:style-name="Tabelle1.A2" office:value-type="string">
            <text:p text:style-name="P1">Uebungen/04_DOM</text:p>
          </table:table-cell>
          <table:table-cell table:style-name="Tabelle1.C2" office:value-type="string">
            <text:p text:style-name="P1">Schuljahr 2015/16</text:p>
          </table:table-cell>
        </table:table-row>
      </table:table>
      <text:p text:style-name="Standard"/>
      <text:p text:style-name="P3">1.Aufgabe </text:p>
      <text:p text:style-name="P1"/>
      <text:p text:style-name="P1">Gegeben ist die <text:s/>HTML-Datei Uebungen/formular_vorlage</text:p>
      <text:p text:style-name="P1"/>
      <text:p text:style-name="P1">Folgendes ist zu realisieren:</text:p>
      <text:p text:style-name="P1"/>
      <text:p text:style-name="P1">Zufallsaufgabe durch die Function schutz() </text:p>
      <text:p text:style-name="P1"/>
      <text:p text:style-name="P1">Prüfung der Eingaben durch die <text:s/>Funktion <text:s/>pruefen()</text:p>
      <text:p text:style-name="P1"><text:tab/></text:p>
      <text:list xml:id="list1148098926203273506" text:style-name="L1">
        <text:list-item>
          <text:p text:style-name="P5"><text:span text:style-name="T1">Prüfung email (enthält @) </text:span></text:p>
        </text:list-item>
      </text:list>
      <text:list xml:id="list8298326286375778747" text:style-name="L2">
        <text:list-item>
          <text:p text:style-name="P6"><text:span text:style-name="T1">Prüfung nachricht (nicht leer)</text:span></text:p>
        </text:list-item>
        <text:list-item>
          <text:p text:style-name="P6"><text:span text:style-name="T1">Prüfung Code(entspricht Code von schutz())</text:span></text:p>
        </text:list-item>
      </text:list>
      <text:p text:style-name="Standard"><text:span text:style-name="T1"/></text:p>
      <text:p text:style-name="Standard"><text:span text:style-name="T1"/></text:p>
      <text:p text:style-name="P3">2.Aufgabe </text:p>
      <text:p text:style-name="P1"/>
      <text:p text:style-name="P1">Gegeben ist die <text:s/>HTML-Datei Uebungen/objekt_event</text:p>
      <text:p text:style-name="P1"/>
      <text:p text:style-name="P2">Bauen Sie ein Event onmousedown ein. </text:p>
      <text:p text:style-name="P2"/>
      <text:p text:style-name="P2">Schreiben Sie eine Funktion mit Namen wache(), die dann ausgeführt wird. Diese Funktion soll für die beiden Maustasten verschiedene Texte im alert-Fenster anzeigen. </text:p>
      <text:p text:style-name="P2"/>
      <text:p text:style-name="P2">Zum Beispiel: </text:p>
      <text:p text:style-name="P2"><text:tab/>Für die linke Maustaste: "Ja, die linke Maustaste funktioniert!";</text:p>
      <text:p text:style-name="P7"><text:span text:style-name="T2"><text:tab/></text:span><text:span text:style-name="T3">Für die rechte Maustaste: "Nein, diese Maustaste ist untersagt.";</text:span></text:p>
      <text:p text:style-name="P8"><text:span text:style-name="T2"/></text:p>
      <text:p text:style-name="P8"><text:span text:style-name="T2">Beachten Sie, dass nicht für alle Browser gleich funktioniert. (oder auch garnicht)</text:span></text:p>
      <text:p text:style-name="P8"><text:span text:style-name="T2"/></text:p>
      <text:p text:style-name="P8"><text:span text:style-name="T2">Ergänzen Sie eine Namensabfrage beim Laden der Seite.</text:span></text:p>
      <text:p text:style-name="P8"><text:span text:style-name="T2">Dieser Namen soll als Cookie gespeichert werden und als Laden dann angezeigt werden.</text:span></text:p>
      <text:p text:style-name="P8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1-03T17:05:08.07</meta:creation-date>
    <meta:editing-duration>PT2H28M34S</meta:editing-duration>
    <meta:editing-cycles>7</meta:editing-cycles>
    <meta:generator>OpenOffice/4.1.1$Win32 OpenOffice.org_project/411m6$Build-9775</meta:generator>
    <dc:date>2016-03-08T22:18:17.32</dc:date>
    <dc:creator>Yvonne Fitzgerald</dc:creator>
    <meta:document-statistic meta:table-count="1" meta:image-count="0" meta:object-count="0" meta:page-count="1" meta:paragraph-count="25" meta:word-count="137" meta:character-count="1026"/>
  </office:meta>
</office:document-meta>
</file>